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2pt solid #CCCCCC" fo:border-bottom="2pt solid #CCCCCC" fo:border-left="2pt solid #CCCCCC" fo:border-right="none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CCCCCC" fo:border-bottom="none" fo:border-left="none" fo:border-right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2pt solid #CCCCCC" fo:border-bottom="none" fo:border-left="2pt solid #CCCCCC" fo:border-right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2pt solid #CCCCCC" fo:border-bottom="none" fo:border-left="2pt solid #CCCCCC" fo:border-right="none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2pt solid #CCCCCC" fo:border-left="none" fo:border-right="2pt solid #CCCCCC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2pt solid #CCCCCC" fo:border-left="2pt solid #CCCCCC" fo:border-right="2pt solid #CCCCCC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2pt solid #CCCCCC" fo:border-left="2pt solid #CCCCCC" fo:border-right="none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3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8">
            <text:p>المهارة (المحور)</text:p>
          </table:table-cell>
          <table:table-cell office:value-type="string" table:style-name="ce9">
            <text:p>معامل الارتباط بيرسون (R)</text:p>
          </table:table-cell>
          <table:table-cell office:value-type="string" table:style-name="ce9">
            <text:p>مستوى الدلالة (Sig.)</text:p>
          </table:table-cell>
          <table:table-cell office:value-type="string" table:style-name="ce10">
            <text:p>دلالة المعامل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المهارة 1: استخراج الأفكار</text:p>
          </table:table-cell>
          <table:table-cell office:value-type="float" office:value="0.69" table:style-name="ce3">
            <text:p>0.69</text:p>
          </table:table-cell>
          <table:table-cell office:value-type="float" office:value="1E-3" table:style-name="ce3">
            <text:p>0.001</text:p>
          </table:table-cell>
          <table:table-cell office:value-type="string" table:style-name="ce4">
            <text:p>دال إحصائياً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المهارة 2: استخلاص الدروس المستفادة</text:p>
          </table:table-cell>
          <table:table-cell office:value-type="float" office:value="0.75" table:style-name="ce3">
            <text:p>0.75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دال إحصائياً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المهارة 3: تفسير معاني الألفاظ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8.0000000000000002E-3" table:style-name="ce3">
            <text:p>0.008</text:p>
          </table:table-cell>
          <table:table-cell office:value-type="string" table:style-name="ce4">
            <text:p>دال إحصائياً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المهارة 4: توضيح مضاد الألفاظ</text:p>
          </table:table-cell>
          <table:table-cell office:value-type="float" office:value="0.6" table:style-name="ce3">
            <text:p>0.6</text:p>
          </table:table-cell>
          <table:table-cell office:value-type="float" office:value="5.0000000000000001E-3" table:style-name="ce3">
            <text:p>0.005</text:p>
          </table:table-cell>
          <table:table-cell office:value-type="string" table:style-name="ce4">
            <text:p>دال إحصائياً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المهارة 5: تحديد جمع الألفاظ</text:p>
          </table:table-cell>
          <table:table-cell office:value-type="float" office:value="0.72" table:style-name="ce3">
            <text:p>0.72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دال إحصائياً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المهارة 6: تحديد العاطفة السائدة</text:p>
          </table:table-cell>
          <table:table-cell office:value-type="float" office:value="0.78" table:style-name="ce3">
            <text:p>0.78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دال إحصائياً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المهارة 7: التفريق بين التعبير الحقيقي والخيالي</text:p>
          </table:table-cell>
          <table:table-cell office:value-type="float" office:value="0.85" table:style-name="ce3">
            <text:p>0.85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دال إحصائياً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المهارة 8: تذوق المحسنات البديعية</text:p>
          </table:table-cell>
          <table:table-cell office:value-type="float" office:value="0.61" table:style-name="ce3">
            <text:p>0.61</text:p>
          </table:table-cell>
          <table:table-cell office:value-type="float" office:value="4.0000000000000001E-3" table:style-name="ce3">
            <text:p>0.004</text:p>
          </table:table-cell>
          <table:table-cell office:value-type="string" table:style-name="ce4">
            <text:p>دال إحصائياً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المهارة 9: التمييز بين الأساليب الخبرية والإنشائية</text:p>
          </table:table-cell>
          <table:table-cell office:value-type="float" office:value="0.77" table:style-name="ce3">
            <text:p>0.77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دال إحصائياً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المهارة 10: تحديد دلالة الأفعال</text:p>
          </table:table-cell>
          <table:table-cell office:value-type="float" office:value="0.82" table:style-name="ce6">
            <text:p>0.82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دال إحصائياً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Sheet1.A1:Sheet1.D11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Eprahim abd hussein</meta:initial-creator>
    <dc:creator>Eprahim abd hussein</dc:creator>
    <meta:creation-date>2025-12-08T22:14:15Z</meta:creation-date>
    <dc:date>2025-12-09T17:27:47Z</dc:date>
  </office:meta>
</office:document-meta>
</file>